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7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number-columns-repeated="13" table:default-cell-style-name="ce6"/>
        <table:table-column table:style-name="co1" table:number-columns-repeated="1010" table:default-cell-style-name="ce6"/>
        <table:table-row table:style-name="ro1">
          <table:table-cell table:style-name="ce1" office:value-type="string" calcext:value-type="string" table:number-columns-spanned="17" table:number-rows-spanned="1">
            <text:p>1<text:span text:style-name="T1">st</text:span> Order Histogram</text:p>
          </table:table-cell>
          <table:covered-table-cell table:number-columns-repeated="16" table:style-name="ce2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5" table:number-rows-spanned="1">
            <text:p>Centralized</text:p>
          </table:table-cell>
          <table:covered-table-cell table:number-columns-repeated="4" table:style-name="ce8"/>
          <table:table-cell table:style-name="ce8" table:number-columns-repeated="3"/>
          <table:table-cell table:style-name="ce7" office:value-type="string" calcext:value-type="string" table:number-columns-spanned="5" table:number-rows-spanned="1">
            <text:p>Equalized</text:p>
          </table:table-cell>
          <table:covered-table-cell table:number-columns-repeated="4" table:style-name="ce8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number-columns-repeated="1007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[.B4]/([.B4]+[.E4])*100" office:value-type="float" office:value="100" calcext:value-type="float">
            <text:p>100</text:p>
          </table:table-cell>
          <table:table-cell table:style-name="ce2" table:formula="of:=[.C4]/([.C4]+[.D4])*100" office:value-type="float" office:value="0.699300699300699" calcext:value-type="float">
            <text:p>0.6993006993</text:p>
          </table:table-cell>
          <table:table-cell table:style-name="ce2" table:formula="of:=([.B4]+[.D4])/SUM([.B4:.E4])*100" office:value-type="float" office:value="99.3220338983051" calcext:value-type="float">
            <text:p>99.32203389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952" calcext:value-type="float">
            <text:p>0.0952</text:p>
          </table:table-cell>
          <table:table-cell table:style-name="ce2" table:formula="of:=[.J4]/([.J4]+[.M4])*100" office:value-type="float" office:value="10.5263157894737" calcext:value-type="float">
            <text:p>10.5263157895</text:p>
          </table:table-cell>
          <table:table-cell table:style-name="ce2" table:formula="of:=[.K4]/([.K4]+[.L4])*100" office:value-type="float" office:value="7.60869565217391" calcext:value-type="float">
            <text:p>7.6086956522</text:p>
          </table:table-cell>
          <table:table-cell table:style-name="ce2" table:formula="of:=([.J4]+[.L4])/SUM([.J4:.M4])*100" office:value-type="float" office:value="87.1186440677966" calcext:value-type="float">
            <text:p>87.1186440678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889" calcext:value-type="float">
            <text:p>0.8889</text:p>
          </table:table-cell>
          <table:table-cell table:style-name="ce2" table:formula="of:=[.B5]/([.B5]+[.E5])*100" office:value-type="float" office:value="100" calcext:value-type="float">
            <text:p>100</text:p>
          </table:table-cell>
          <table:table-cell table:style-name="ce2" table:formula="of:=[.C5]/([.C5]+[.D5])*100" office:value-type="float" office:value="0.696864111498258" calcext:value-type="float">
            <text:p>0.6968641115</text:p>
          </table:table-cell>
          <table:table-cell table:style-name="ce2" table:formula="of:=([.B5]+[.D5])/SUM([.B5:.E5])*100" office:value-type="float" office:value="99.3220338983051" calcext:value-type="float">
            <text:p>99.32203389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J5]/([.J5]+[.M5])*100" office:value-type="float" office:value="0" calcext:value-type="float">
            <text:p>0</text:p>
          </table:table-cell>
          <table:table-cell table:style-name="ce2" table:formula="of:=[.K5]/([.K5]+[.L5])*100" office:value-type="float" office:value="8.27338129496403" calcext:value-type="float">
            <text:p>8.273381295</text:p>
          </table:table-cell>
          <table:table-cell table:style-name="ce2" table:formula="of:=([.J5]+[.L5])/SUM([.J5:.M5])*100" office:value-type="float" office:value="86.4406779661017" calcext:value-type="float">
            <text:p>86.4406779661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formula="of:=[.B6]/([.B6]+[.E6])*100" office:value-type="float" office:value="100" calcext:value-type="float">
            <text:p>100</text:p>
          </table:table-cell>
          <table:table-cell table:style-name="ce2" table:formula="of:=[.C6]/([.C6]+[.D6])*100" office:value-type="float" office:value="0.738007380073801" calcext:value-type="float">
            <text:p>0.7380073801</text:p>
          </table:table-cell>
          <table:table-cell table:style-name="ce2" table:formula="of:=([.B6]+[.D6])/SUM([.B6:.E6])*100" office:value-type="float" office:value="99.3220338983051" calcext:value-type="float">
            <text:p>99.32203389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table:formula="of:=[.J6]/([.J6]+[.M6])*100" office:value-type="float" office:value="4.54545454545455" calcext:value-type="float">
            <text:p>4.5454545455</text:p>
          </table:table-cell>
          <table:table-cell table:style-name="ce2" table:formula="of:=[.K6]/([.K6]+[.L6])*100" office:value-type="float" office:value="8.05860805860806" calcext:value-type="float">
            <text:p>8.0586080586</text:p>
          </table:table-cell>
          <table:table-cell table:style-name="ce2" table:formula="of:=([.J6]+[.L6])/SUM([.J6:.M6])*100" office:value-type="float" office:value="85.4237288135593" calcext:value-type="float">
            <text:p>85.4237288136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4:.F6])" office:value-type="float" office:value="0.9163" calcext:value-type="float">
            <text:p>0.9163</text:p>
          </table:table-cell>
          <table:table-cell table:style-name="ce10" table:formula="of:=AVERAGE([.G4:.G6])" office:value-type="float" office:value="100" calcext:value-type="float">
            <text:p>100</text:p>
          </table:table-cell>
          <table:table-cell table:style-name="ce10" table:formula="of:=AVERAGE([.H4:.H6])" office:value-type="float" office:value="0.711390730290919" calcext:value-type="float">
            <text:p>0.7113907303</text:p>
          </table:table-cell>
          <table:table-cell table:style-name="ce10" table:formula="of:=AVERAGE([.I4:.I6])" office:value-type="float" office:value="99.3220338983051" calcext:value-type="float">
            <text:p>99.3220338983</text:p>
          </table:table-cell>
          <table:table-cell table:style-name="ce2" table:number-columns-repeated="4"/>
          <table:table-cell table:style-name="ce9" table:formula="of:=AVERAGE([.N4:.N6])" office:value-type="float" office:value="0.0465333333333333" calcext:value-type="float">
            <text:p>0.0465333333</text:p>
          </table:table-cell>
          <table:table-cell table:style-name="ce10" table:formula="of:=AVERAGE([.O4:.O6])" office:value-type="float" office:value="5.02392344497608" calcext:value-type="float">
            <text:p>5.023923445</text:p>
          </table:table-cell>
          <table:table-cell table:style-name="ce10" table:formula="of:=AVERAGE([.P4:.P6])" office:value-type="float" office:value="7.98022833524867" calcext:value-type="float">
            <text:p>7.9802283352</text:p>
          </table:table-cell>
          <table:table-cell table:style-name="ce10" table:formula="of:=AVERAGE([.Q4:.Q6])" office:value-type="float" office:value="86.3276836158192" calcext:value-type="float">
            <text:p>86.3276836158</text:p>
          </table:table-cell>
          <table:table-cell table:number-columns-repeated="1007"/>
        </table:table-row>
        <table:table-row table:style-name="ro2">
          <table:table-cell table:style-name="ce4" office:value-type="float" office:value="0.1" calcext:value-type="float" table:number-columns-spanned="1" table:number-rows-spanned="3">
            <text:p>0.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43" calcext:value-type="float">
            <text:p>0.9643</text:p>
          </table:table-cell>
          <table:table-cell table:style-name="ce2" table:formula="of:=[.B8]/([.B8]+[.E8])*100" office:value-type="float" office:value="100" calcext:value-type="float">
            <text:p>100</text:p>
          </table:table-cell>
          <table:table-cell table:style-name="ce2" table:formula="of:=[.C8]/([.C8]+[.D8])*100" office:value-type="float" office:value="0.746268656716418" calcext:value-type="float">
            <text:p>0.7462686567</text:p>
          </table:table-cell>
          <table:table-cell table:style-name="ce2" table:formula="of:=([.B8]+[.D8])/SUM([.B8:.E8])*100" office:value-type="float" office:value="99.3220338983051" calcext:value-type="float">
            <text:p>99.32203389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923" calcext:value-type="float">
            <text:p>0.0923</text:p>
          </table:table-cell>
          <table:table-cell table:style-name="ce2" table:formula="of:=[.J8]/([.J8]+[.M8])*100" office:value-type="float" office:value="11.5384615384615" calcext:value-type="float">
            <text:p>11.5384615385</text:p>
          </table:table-cell>
          <table:table-cell table:style-name="ce2" table:formula="of:=[.K8]/([.K8]+[.L8])*100" office:value-type="float" office:value="13.3828996282528" calcext:value-type="float">
            <text:p>13.3828996283</text:p>
          </table:table-cell>
          <table:table-cell table:style-name="ce2" table:formula="of:=([.J8]+[.L8])/SUM([.J8:.M8])*100" office:value-type="float" office:value="80" calcext:value-type="float">
            <text:p>80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3" calcext:value-type="float">
            <text:p>0.963</text:p>
          </table:table-cell>
          <table:table-cell table:style-name="ce2" table:formula="of:=[.B9]/([.B9]+[.E9])*100" office:value-type="float" office:value="100" calcext:value-type="float">
            <text:p>100</text:p>
          </table:table-cell>
          <table:table-cell table:style-name="ce2" table:formula="of:=[.C9]/([.C9]+[.D9])*100" office:value-type="float" office:value="1.171875" calcext:value-type="float">
            <text:p>1.171875</text:p>
          </table:table-cell>
          <table:table-cell table:style-name="ce2" table:formula="of:=([.B9]+[.D9])/SUM([.B9:.E9])*100" office:value-type="float" office:value="98.9830508474576" calcext:value-type="float">
            <text:p>98.98305084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1143" calcext:value-type="float">
            <text:p>0.1143</text:p>
          </table:table-cell>
          <table:table-cell table:style-name="ce2" table:formula="of:=[.J9]/([.J9]+[.M9])*100" office:value-type="float" office:value="12.9032258064516" calcext:value-type="float">
            <text:p>12.9032258065</text:p>
          </table:table-cell>
          <table:table-cell table:style-name="ce2" table:formula="of:=[.K9]/([.K9]+[.L9])*100" office:value-type="float" office:value="13.2575757575758" calcext:value-type="float">
            <text:p>13.2575757576</text:p>
          </table:table-cell>
          <table:table-cell table:style-name="ce2" table:formula="of:=([.J9]+[.L9])/SUM([.J9:.M9])*100" office:value-type="float" office:value="78.9830508474576" calcext:value-type="float">
            <text:p>78.9830508475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34" calcext:value-type="float">
            <text:p>0.9434</text:p>
          </table:table-cell>
          <table:table-cell table:style-name="ce2" table:formula="of:=[.B10]/([.B10]+[.E10])*100" office:value-type="float" office:value="100" calcext:value-type="float">
            <text:p>100</text:p>
          </table:table-cell>
          <table:table-cell table:style-name="ce2" table:formula="of:=[.C10]/([.C10]+[.D10])*100" office:value-type="float" office:value="1.11111111111111" calcext:value-type="float">
            <text:p>1.1111111111</text:p>
          </table:table-cell>
          <table:table-cell table:style-name="ce2" table:formula="of:=([.B10]+[.D10])/SUM([.B10:.E10])*100" office:value-type="float" office:value="98.9830508474576" calcext:value-type="float">
            <text:p>98.98305084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935" calcext:value-type="float">
            <text:p>0.1935</text:p>
          </table:table-cell>
          <table:table-cell table:style-name="ce2" table:formula="of:=[.J10]/([.J10]+[.M10])*100" office:value-type="float" office:value="26.0869565217391" calcext:value-type="float">
            <text:p>26.0869565217</text:p>
          </table:table-cell>
          <table:table-cell table:style-name="ce2" table:formula="of:=[.K10]/([.K10]+[.L10])*100" office:value-type="float" office:value="12.1323529411765" calcext:value-type="float">
            <text:p>12.1323529412</text:p>
          </table:table-cell>
          <table:table-cell table:style-name="ce2" table:formula="of:=([.J10]+[.L10])/SUM([.J10:.M10])*100" office:value-type="float" office:value="83.0508474576271" calcext:value-type="float">
            <text:p>83.0508474576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8:.F10])" office:value-type="float" office:value="0.9569" calcext:value-type="float">
            <text:p>0.9569</text:p>
          </table:table-cell>
          <table:table-cell table:style-name="ce10" table:formula="of:=AVERAGE([.G8:.G10])" office:value-type="float" office:value="100" calcext:value-type="float">
            <text:p>100</text:p>
          </table:table-cell>
          <table:table-cell table:style-name="ce10" table:formula="of:=AVERAGE([.H8:.H10])" office:value-type="float" office:value="1.00975158927584" calcext:value-type="float">
            <text:p>1.0097515893</text:p>
          </table:table-cell>
          <table:table-cell table:style-name="ce10" table:formula="of:=AVERAGE([.I8:.I10])" office:value-type="float" office:value="99.0960451977401" calcext:value-type="float">
            <text:p>99.0960451977</text:p>
          </table:table-cell>
          <table:table-cell table:style-name="ce2" table:number-columns-repeated="4"/>
          <table:table-cell table:style-name="ce9" table:formula="of:=AVERAGE([.N8:.N10])" office:value-type="float" office:value="0.133366666666667" calcext:value-type="float">
            <text:p>0.1333666667</text:p>
          </table:table-cell>
          <table:table-cell table:style-name="ce10" table:formula="of:=AVERAGE([.O8:.O10])" office:value-type="float" office:value="16.8428812888841" calcext:value-type="float">
            <text:p>16.8428812889</text:p>
          </table:table-cell>
          <table:table-cell table:style-name="ce10" table:formula="of:=AVERAGE([.P8:.P10])" office:value-type="float" office:value="12.9242761090017" calcext:value-type="float">
            <text:p>12.924276109</text:p>
          </table:table-cell>
          <table:table-cell table:style-name="ce10" table:formula="of:=AVERAGE([.Q8:.Q10])" office:value-type="float" office:value="80.6779661016949" calcext:value-type="float">
            <text:p>80.6779661017</text:p>
          </table:table-cell>
          <table:table-cell table:number-columns-repeated="1007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formula="of:=[.B12]/([.B12]+[.E12])*100" office:value-type="float" office:value="100" calcext:value-type="float">
            <text:p>100</text:p>
          </table:table-cell>
          <table:table-cell table:style-name="ce2" table:formula="of:=[.C12]/([.C12]+[.D12])*100" office:value-type="float" office:value="1.61943319838057" calcext:value-type="float">
            <text:p>1.6194331984</text:p>
          </table:table-cell>
          <table:table-cell table:style-name="ce2" table:formula="of:=([.B12]+[.D12])/SUM([.B12:.E12])*100" office:value-type="float" office:value="98.6440677966102" calcext:value-type="float">
            <text:p>98.64406779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1386" calcext:value-type="float">
            <text:p>0.1386</text:p>
          </table:table-cell>
          <table:table-cell table:style-name="ce2" table:formula="of:=[.J12]/([.J12]+[.M12])*100" office:value-type="float" office:value="20" calcext:value-type="float">
            <text:p>20</text:p>
          </table:table-cell>
          <table:table-cell table:style-name="ce2" table:formula="of:=[.K12]/([.K12]+[.L12])*100" office:value-type="float" office:value="22.6923076923077" calcext:value-type="float">
            <text:p>22.6923076923</text:p>
          </table:table-cell>
          <table:table-cell table:style-name="ce2" table:formula="of:=([.J12]+[.L12])/SUM([.J12:.M12])*100" office:value-type="float" office:value="70.5084745762712" calcext:value-type="float">
            <text:p>70.5084745763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565" calcext:value-type="float">
            <text:p>0.9565</text:p>
          </table:table-cell>
          <table:table-cell table:style-name="ce2" table:formula="of:=[.B13]/([.B13]+[.E13])*100" office:value-type="float" office:value="100" calcext:value-type="float">
            <text:p>100</text:p>
          </table:table-cell>
          <table:table-cell table:style-name="ce2" table:formula="of:=[.C13]/([.C13]+[.D13])*100" office:value-type="float" office:value="1.59362549800797" calcext:value-type="float">
            <text:p>1.593625498</text:p>
          </table:table-cell>
          <table:table-cell table:style-name="ce2" table:formula="of:=([.B13]+[.D13])/SUM([.B13:.E13])*100" office:value-type="float" office:value="98.6440677966102" calcext:value-type="float">
            <text:p>98.64406779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887" calcext:value-type="float">
            <text:p>0.1887</text:p>
          </table:table-cell>
          <table:table-cell table:style-name="ce2" table:formula="of:=[.J13]/([.J13]+[.M13])*100" office:value-type="float" office:value="25" calcext:value-type="float">
            <text:p>25</text:p>
          </table:table-cell>
          <table:table-cell table:style-name="ce2" table:formula="of:=[.K13]/([.K13]+[.L13])*100" office:value-type="float" office:value="21.9607843137255" calcext:value-type="float">
            <text:p>21.9607843137</text:p>
          </table:table-cell>
          <table:table-cell table:style-name="ce2" table:formula="of:=([.J13]+[.L13])/SUM([.J13:.M13])*100" office:value-type="float" office:value="70.8474576271186" calcext:value-type="float">
            <text:p>70.8474576271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08" calcext:value-type="float">
            <text:p>0.9608</text:p>
          </table:table-cell>
          <table:table-cell table:style-name="ce2" table:formula="of:=[.B14]/([.B14]+[.E14])*100" office:value-type="float" office:value="100" calcext:value-type="float">
            <text:p>100</text:p>
          </table:table-cell>
          <table:table-cell table:style-name="ce2" table:formula="of:=[.C14]/([.C14]+[.D14])*100" office:value-type="float" office:value="1.6260162601626" calcext:value-type="float">
            <text:p>1.6260162602</text:p>
          </table:table-cell>
          <table:table-cell table:style-name="ce2" table:formula="of:=([.B14]+[.D14])/SUM([.B14:.E14])*100" office:value-type="float" office:value="98.6440677966102" calcext:value-type="float">
            <text:p>98.644067796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1982" calcext:value-type="float">
            <text:p>0.1982</text:p>
          </table:table-cell>
          <table:table-cell table:style-name="ce2" table:formula="of:=[.J14]/([.J14]+[.M14])*100" office:value-type="float" office:value="24.4444444444444" calcext:value-type="float">
            <text:p>24.4444444444</text:p>
          </table:table-cell>
          <table:table-cell table:style-name="ce2" table:formula="of:=[.K14]/([.K14]+[.L14])*100" office:value-type="float" office:value="22" calcext:value-type="float">
            <text:p>22</text:p>
          </table:table-cell>
          <table:table-cell table:style-name="ce2" table:formula="of:=([.J14]+[.L14])/SUM([.J14:.M14])*100" office:value-type="float" office:value="69.8305084745763" calcext:value-type="float">
            <text:p>69.8305084746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12:.F14])" office:value-type="float" office:value="0.9591" calcext:value-type="float">
            <text:p>0.9591</text:p>
          </table:table-cell>
          <table:table-cell table:style-name="ce10" table:formula="of:=AVERAGE([.G12:.G14])" office:value-type="float" office:value="100" calcext:value-type="float">
            <text:p>100</text:p>
          </table:table-cell>
          <table:table-cell table:style-name="ce10" table:formula="of:=AVERAGE([.H12:.H14])" office:value-type="float" office:value="1.61302498551705" calcext:value-type="float">
            <text:p>1.6130249855</text:p>
          </table:table-cell>
          <table:table-cell table:style-name="ce10" table:formula="of:=AVERAGE([.I12:.I14])" office:value-type="float" office:value="98.6440677966102" calcext:value-type="float">
            <text:p>98.6440677966</text:p>
          </table:table-cell>
          <table:table-cell table:style-name="ce2" table:number-columns-repeated="4"/>
          <table:table-cell table:style-name="ce9" table:formula="of:=AVERAGE([.N12:.N14])" office:value-type="float" office:value="0.175166666666667" calcext:value-type="float">
            <text:p>0.1751666667</text:p>
          </table:table-cell>
          <table:table-cell table:style-name="ce10" table:formula="of:=AVERAGE([.O12:.O14])" office:value-type="float" office:value="23.1481481481481" calcext:value-type="float">
            <text:p>23.1481481481</text:p>
          </table:table-cell>
          <table:table-cell table:style-name="ce10" table:formula="of:=AVERAGE([.P12:.P14])" office:value-type="float" office:value="22.2176973353444" calcext:value-type="float">
            <text:p>22.2176973353</text:p>
          </table:table-cell>
          <table:table-cell table:style-name="ce10" table:formula="of:=AVERAGE([.Q12:.Q14])" office:value-type="float" office:value="70.3954802259887" calcext:value-type="float">
            <text:p>70.395480226</text:p>
          </table:table-cell>
          <table:table-cell table:number-columns-repeated="1007"/>
        </table:table-row>
        <table:table-row table:style-name="ro2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381" calcext:value-type="float">
            <text:p>0.9381</text:p>
          </table:table-cell>
          <table:table-cell table:style-name="ce2" table:formula="of:=[.B16]/([.B16]+[.E16])*100" office:value-type="float" office:value="100" calcext:value-type="float">
            <text:p>100</text:p>
          </table:table-cell>
          <table:table-cell table:style-name="ce2" table:formula="of:=[.C16]/([.C16]+[.D16])*100" office:value-type="float" office:value="2.89256198347107" calcext:value-type="float">
            <text:p>2.8925619835</text:p>
          </table:table-cell>
          <table:table-cell table:style-name="ce2" table:formula="of:=([.B16]+[.D16])/SUM([.B16:.E16])*100" office:value-type="float" office:value="97.6271186440678" calcext:value-type="float">
            <text:p>97.62711864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274" calcext:value-type="float">
            <text:p>0.0274</text:p>
          </table:table-cell>
          <table:table-cell table:style-name="ce2" table:formula="of:=[.J16]/([.J16]+[.M16])*100" office:value-type="float" office:value="31.25" calcext:value-type="float">
            <text:p>31.25</text:p>
          </table:table-cell>
          <table:table-cell table:style-name="ce2" table:formula="of:=[.K16]/([.K16]+[.L16])*100" office:value-type="float" office:value="26.8398268398268" calcext:value-type="float">
            <text:p>26.8398268398</text:p>
          </table:table-cell>
          <table:table-cell table:style-name="ce2" table:formula="of:=([.J16]+[.L16])/SUM([.J16:.M16])*100" office:value-type="float" office:value="64.0677966101695" calcext:value-type="float">
            <text:p>64.0677966102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2" table:formula="of:=[.B17]/([.B17]+[.E17])*100" office:value-type="float" office:value="100" calcext:value-type="float">
            <text:p>100</text:p>
          </table:table-cell>
          <table:table-cell table:style-name="ce2" table:formula="of:=[.C17]/([.C17]+[.D17])*100" office:value-type="float" office:value="7.23404255319149" calcext:value-type="float">
            <text:p>7.2340425532</text:p>
          </table:table-cell>
          <table:table-cell table:style-name="ce2" table:formula="of:=([.B17]+[.D17])/SUM([.B17:.E17])*100" office:value-type="float" office:value="94.2372881355932" calcext:value-type="float">
            <text:p>94.23728813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1752" calcext:value-type="float">
            <text:p>0.1752</text:p>
          </table:table-cell>
          <table:table-cell table:style-name="ce2" table:formula="of:=[.J17]/([.J17]+[.M17])*100" office:value-type="float" office:value="21.8181818181818" calcext:value-type="float">
            <text:p>21.8181818182</text:p>
          </table:table-cell>
          <table:table-cell table:style-name="ce2" table:formula="of:=[.K17]/([.K17]+[.L17])*100" office:value-type="float" office:value="29.1666666666667" calcext:value-type="float">
            <text:p>29.1666666667</text:p>
          </table:table-cell>
          <table:table-cell table:style-name="ce2" table:formula="of:=([.J17]+[.L17])/SUM([.J17:.M17])*100" office:value-type="float" office:value="61.6949152542373" calcext:value-type="float">
            <text:p>61.694915254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95" calcext:value-type="float">
            <text:p>0.9495</text:p>
          </table:table-cell>
          <table:table-cell table:style-name="ce2" table:formula="of:=[.B18]/([.B18]+[.E18])*100" office:value-type="float" office:value="100" calcext:value-type="float">
            <text:p>100</text:p>
          </table:table-cell>
          <table:table-cell table:style-name="ce2" table:formula="of:=[.C18]/([.C18]+[.D18])*100" office:value-type="float" office:value="2.01612903225806" calcext:value-type="float">
            <text:p>2.0161290323</text:p>
          </table:table-cell>
          <table:table-cell table:style-name="ce2" table:formula="of:=([.B18]+[.D18])/SUM([.B18:.E18])*100" office:value-type="float" office:value="98.3050847457627" calcext:value-type="float">
            <text:p>98.305084745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2416" calcext:value-type="float">
            <text:p>0.2416</text:p>
          </table:table-cell>
          <table:table-cell table:style-name="ce2" table:formula="of:=[.J18]/([.J18]+[.M18])*100" office:value-type="float" office:value="26.865671641791" calcext:value-type="float">
            <text:p>26.8656716418</text:p>
          </table:table-cell>
          <table:table-cell table:style-name="ce2" table:formula="of:=[.K18]/([.K18]+[.L18])*100" office:value-type="float" office:value="28.0701754385965" calcext:value-type="float">
            <text:p>28.0701754386</text:p>
          </table:table-cell>
          <table:table-cell table:style-name="ce2" table:formula="of:=([.J18]+[.L18])/SUM([.J18:.M18])*100" office:value-type="float" office:value="61.6949152542373" calcext:value-type="float">
            <text:p>61.6949152542</text:p>
          </table:table-cell>
          <table:table-cell table:number-columns-repeated="1007"/>
        </table:table-row>
        <table:table-row table:style-name="ro2">
          <table:table-cell table:style-name="ce2" table:number-columns-repeated="5"/>
          <table:table-cell table:style-name="ce9" table:formula="of:=AVERAGE([.F16:.F18])" office:value-type="float" office:value="0.921166666666667" calcext:value-type="float">
            <text:p>0.9211666667</text:p>
          </table:table-cell>
          <table:table-cell table:style-name="ce10" table:formula="of:=AVERAGE([.G16:.G18])" office:value-type="float" office:value="100" calcext:value-type="float">
            <text:p>100</text:p>
          </table:table-cell>
          <table:table-cell table:style-name="ce10" table:formula="of:=AVERAGE([.H16:.H18])" office:value-type="float" office:value="4.04757785630688" calcext:value-type="float">
            <text:p>4.0475778563</text:p>
          </table:table-cell>
          <table:table-cell table:style-name="ce10" table:formula="of:=AVERAGE([.I16:.I18])" office:value-type="float" office:value="96.7231638418079" calcext:value-type="float">
            <text:p>96.7231638418</text:p>
          </table:table-cell>
          <table:table-cell table:style-name="ce2" table:number-columns-repeated="4"/>
          <table:table-cell table:style-name="ce9" table:formula="of:=AVERAGE([.N16:.N18])" office:value-type="float" office:value="0.148066666666667" calcext:value-type="float">
            <text:p>0.1480666667</text:p>
          </table:table-cell>
          <table:table-cell table:style-name="ce10" table:formula="of:=AVERAGE([.O16:.O18])" office:value-type="float" office:value="26.644617819991" calcext:value-type="float">
            <text:p>26.64461782</text:p>
          </table:table-cell>
          <table:table-cell table:style-name="ce10" table:formula="of:=AVERAGE([.P16:.P18])" office:value-type="float" office:value="28.02555631503" calcext:value-type="float">
            <text:p>28.025556315</text:p>
          </table:table-cell>
          <table:table-cell table:style-name="ce10" table:formula="of:=AVERAGE([.Q16:.Q18])" office:value-type="float" office:value="62.4858757062147" calcext:value-type="float">
            <text:p>62.4858757062</text:p>
          </table:table-cell>
          <table:table-cell table:number-columns-repeated="1007"/>
        </table:table-row>
        <table:table-row table:style-name="ro2">
          <table:table-cell table:style-name="ce4" office:value-type="float" office:value="0.25" calcext:value-type="float" table:number-columns-spanned="1" table:number-rows-spanned="3">
            <text:p>0.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15" calcext:value-type="float">
            <text:p>0.9615</text:p>
          </table:table-cell>
          <table:table-cell table:style-name="ce2" table:formula="of:=[.B20]/([.B20]+[.E20])*100" office:value-type="float" office:value="100" calcext:value-type="float">
            <text:p>100</text:p>
          </table:table-cell>
          <table:table-cell table:style-name="ce2" table:formula="of:=[.C20]/([.C20]+[.D20])*100" office:value-type="float" office:value="2.72727272727273" calcext:value-type="float">
            <text:p>2.7272727273</text:p>
          </table:table-cell>
          <table:table-cell table:style-name="ce2" table:formula="of:=([.B20]+[.D20])/SUM([.B20:.E20])*100" office:value-type="float" office:value="97.9661016949153" calcext:value-type="float">
            <text:p>97.96610169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1879" calcext:value-type="float">
            <text:p>0.1879</text:p>
          </table:table-cell>
          <table:table-cell table:style-name="ce2" table:formula="of:=[.J20]/([.J20]+[.M20])*100" office:value-type="float" office:value="22.2222222222222" calcext:value-type="float">
            <text:p>22.2222222222</text:p>
          </table:table-cell>
          <table:table-cell table:style-name="ce2" table:formula="of:=[.K20]/([.K20]+[.L20])*100" office:value-type="float" office:value="31.0344827586207" calcext:value-type="float">
            <text:p>31.0344827586</text:p>
          </table:table-cell>
          <table:table-cell table:style-name="ce2" table:formula="of:=([.J20]+[.L20])/SUM([.J20:.M20])*100" office:value-type="float" office:value="58.9830508474576" calcext:value-type="float">
            <text:p>58.9830508475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447" calcext:value-type="float">
            <text:p>0.7447</text:p>
          </table:table-cell>
          <table:table-cell table:style-name="ce2" table:formula="of:=[.B21]/([.B21]+[.E21])*100" office:value-type="float" office:value="100" calcext:value-type="float">
            <text:p>100</text:p>
          </table:table-cell>
          <table:table-cell table:style-name="ce2" table:formula="of:=[.C21]/([.C21]+[.D21])*100" office:value-type="float" office:value="21.3333333333333" calcext:value-type="float">
            <text:p>21.3333333333</text:p>
          </table:table-cell>
          <table:table-cell table:style-name="ce2" table:formula="of:=([.B21]+[.D21])/SUM([.B21:.E21])*100" office:value-type="float" office:value="83.728813559322" calcext:value-type="float">
            <text:p>83.728813559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table:formula="of:=[.J21]/([.J21]+[.M21])*100" office:value-type="float" office:value="30.2631578947368" calcext:value-type="float">
            <text:p>30.2631578947</text:p>
          </table:table-cell>
          <table:table-cell table:style-name="ce2" table:formula="of:=[.K21]/([.K21]+[.L21])*100" office:value-type="float" office:value="28.7671232876712" calcext:value-type="float">
            <text:p>28.7671232877</text:p>
          </table:table-cell>
          <table:table-cell table:style-name="ce2" table:formula="of:=([.J21]+[.L21])/SUM([.J21:.M21])*100" office:value-type="float" office:value="60.6779661016949" calcext:value-type="float">
            <text:p>60.677966101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51" calcext:value-type="float">
            <text:p>0.9651</text:p>
          </table:table-cell>
          <table:table-cell table:style-name="ce2" table:formula="of:=[.B22]/([.B22]+[.E22])*100" office:value-type="float" office:value="100" calcext:value-type="float">
            <text:p>100</text:p>
          </table:table-cell>
          <table:table-cell table:style-name="ce2" table:formula="of:=[.C22]/([.C22]+[.D22])*100" office:value-type="float" office:value="2.83018867924528" calcext:value-type="float">
            <text:p>2.8301886792</text:p>
          </table:table-cell>
          <table:table-cell table:style-name="ce2" table:formula="of:=([.B22]+[.D22])/SUM([.B22:.E22])*100" office:value-type="float" office:value="97.9661016949153" calcext:value-type="float">
            <text:p>97.96610169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2614" calcext:value-type="float">
            <text:p>0.2614</text:p>
          </table:table-cell>
          <table:table-cell table:style-name="ce2" table:formula="of:=[.J22]/([.J22]+[.M22])*100" office:value-type="float" office:value="29.8507462686567" calcext:value-type="float">
            <text:p>29.8507462687</text:p>
          </table:table-cell>
          <table:table-cell table:style-name="ce2" table:formula="of:=[.K22]/([.K22]+[.L22])*100" office:value-type="float" office:value="28.9473684210526" calcext:value-type="float">
            <text:p>28.9473684211</text:p>
          </table:table-cell>
          <table:table-cell table:style-name="ce2" table:formula="of:=([.J22]+[.L22])/SUM([.J22:.M22])*100" office:value-type="float" office:value="61.6949152542373" calcext:value-type="float">
            <text:p>61.6949152542</text:p>
          </table:table-cell>
          <table:table-cell table:number-columns-repeated="1007"/>
        </table:table-row>
        <table:table-row table:style-name="ro2">
          <table:table-cell table:style-name="ce2" table:number-columns-repeated="5"/>
          <table:table-cell table:style-name="ce9" table:formula="of:=AVERAGE([.F20:.F22])" office:value-type="float" office:value="0.890433333333333" calcext:value-type="float">
            <text:p>0.8904333333</text:p>
          </table:table-cell>
          <table:table-cell table:style-name="ce10" table:formula="of:=AVERAGE([.G20:.G22])" office:value-type="float" office:value="100" calcext:value-type="float">
            <text:p>100</text:p>
          </table:table-cell>
          <table:table-cell table:style-name="ce10" table:formula="of:=AVERAGE([.H20:.H22])" office:value-type="float" office:value="8.96359824661712" calcext:value-type="float">
            <text:p>8.9635982466</text:p>
          </table:table-cell>
          <table:table-cell table:style-name="ce10" table:formula="of:=AVERAGE([.I20:.I22])" office:value-type="float" office:value="93.2203389830509" calcext:value-type="float">
            <text:p>93.2203389831</text:p>
          </table:table-cell>
          <table:table-cell table:style-name="ce2" table:number-columns-repeated="4"/>
          <table:table-cell table:style-name="ce9" table:formula="of:=AVERAGE([.N20:.N22])" office:value-type="float" office:value="0.244433333333333" calcext:value-type="float">
            <text:p>0.2444333333</text:p>
          </table:table-cell>
          <table:table-cell table:style-name="ce10" table:formula="of:=AVERAGE([.O20:.O22])" office:value-type="float" office:value="27.4453754618719" calcext:value-type="float">
            <text:p>27.4453754619</text:p>
          </table:table-cell>
          <table:table-cell table:style-name="ce10" table:formula="of:=AVERAGE([.P20:.P22])" office:value-type="float" office:value="29.5829914891149" calcext:value-type="float">
            <text:p>29.5829914891</text:p>
          </table:table-cell>
          <table:table-cell table:style-name="ce10" table:formula="of:=AVERAGE([.Q20:.Q22])" office:value-type="float" office:value="60.45197740113" calcext:value-type="float">
            <text:p>60.4519774011</text:p>
          </table:table-cell>
          <table:table-cell table:number-columns-repeated="1007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<text:span text:style-name="T1">nd</text:span> Order Histogram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/>
          <table:table-cell table:style-name="ce7" office:value-type="string" calcext:value-type="string" table:number-columns-spanned="5" table:number-rows-spanned="1">
            <text:p>Centralized</text:p>
          </table:table-cell>
          <table:covered-table-cell table:number-columns-repeated="4" table:style-name="ce8"/>
          <table:table-cell table:style-name="ce8" table:number-columns-repeated="3"/>
          <table:table-cell table:style-name="ce7" office:value-type="string" calcext:value-type="string" table:number-columns-spanned="5" table:number-rows-spanned="1">
            <text:p>Equalized</text:p>
          </table:table-cell>
          <table:covered-table-cell table:number-columns-repeated="4" table:style-name="ce8"/>
          <table:table-cell table:number-columns-repeated="1010"/>
        </table:table-row>
        <table:table-row table:style-name="ro2"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number-columns-repeated="1010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13"/>
          <table:table-cell table:number-columns-repeated="1010"/>
        </table:table-row>
        <table:table-row table:style-name="ro2">
          <table:table-cell table:style-name="ce4" office:value-type="float" office:value="0.1" calcext:value-type="float" table:number-columns-spanned="1" table:number-rows-spanned="3">
            <text:p>0.1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13"/>
          <table:table-cell table:number-columns-repeated="1010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5"/>
          <table:table-cell table:style-name="ce2" table:number-columns-repeated="8"/>
          <table:table-cell table:style-name="Default" table:number-columns-repeated="4"/>
          <table:table-cell table:style-name="ce2"/>
          <table:table-cell table:number-columns-repeated="1010"/>
        </table:table-row>
        <table:table-row table:style-name="ro2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B37]/([.B37]+[.E37])*100" office:value-type="float" office:value="88.5714285714286" calcext:value-type="float">
            <text:p>88.5714285714</text:p>
          </table:table-cell>
          <table:table-cell table:style-name="ce2" table:formula="of:=[.C37]/([.C37]+[.D37])*100" office:value-type="float" office:value="7.55555555555556" calcext:value-type="float">
            <text:p>7.5555555556</text:p>
          </table:table-cell>
          <table:table-cell table:style-name="ce2" table:formula="of:=([.B37]+[.D37])/SUM([.B37:.E37])*100" office:value-type="float" office:value="91.5254237288136" calcext:value-type="float">
            <text:p>91.525423728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table:formula="of:=[.J37]/([.J37]+[.M37])*100" office:value-type="float" office:value="83.3333333333333" calcext:value-type="float">
            <text:p>83.3333333333</text:p>
          </table:table-cell>
          <table:table-cell table:style-name="ce2" table:formula="of:=[.K37]/([.K37]+[.L37])*100" office:value-type="float" office:value="12.2270742358079" calcext:value-type="float">
            <text:p>12.2270742358</text:p>
          </table:table-cell>
          <table:table-cell table:style-name="ce2" table:formula="of:=([.J37]+[.L37])/SUM([.J37:.M37])*100" office:value-type="float" office:value="86.7796610169492" calcext:value-type="float">
            <text:p>86.7796610169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table:formula="of:=[.B38]/([.B38]+[.E38])*100" office:value-type="float" office:value="84.7457627118644" calcext:value-type="float">
            <text:p>84.7457627119</text:p>
          </table:table-cell>
          <table:table-cell table:style-name="ce2" table:formula="of:=[.C38]/([.C38]+[.D38])*100" office:value-type="float" office:value="6.35593220338983" calcext:value-type="float">
            <text:p>6.3559322034</text:p>
          </table:table-cell>
          <table:table-cell table:style-name="ce2" table:formula="of:=([.B38]+[.D38])/SUM([.B38:.E38])*100" office:value-type="float" office:value="91.864406779661" calcext:value-type="float">
            <text:p>91.864406779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J38]/([.J38]+[.M38])*100" office:value-type="float" office:value="79.6610169491525" calcext:value-type="float">
            <text:p>79.6610169492</text:p>
          </table:table-cell>
          <table:table-cell table:style-name="ce2" table:formula="of:=[.K38]/([.K38]+[.L38])*100" office:value-type="float" office:value="16.5254237288136" calcext:value-type="float">
            <text:p>16.5254237288</text:p>
          </table:table-cell>
          <table:table-cell table:style-name="ce2" table:formula="of:=([.J38]+[.L38])/SUM([.J38:.M38])*100" office:value-type="float" office:value="82.7118644067797" calcext:value-type="float">
            <text:p>82.7118644068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table:formula="of:=[.B39]/([.B39]+[.E39])*100" office:value-type="float" office:value="90.7407407407407" calcext:value-type="float">
            <text:p>90.7407407407</text:p>
          </table:table-cell>
          <table:table-cell table:style-name="ce2" table:formula="of:=[.C39]/([.C39]+[.D39])*100" office:value-type="float" office:value="9.12863070539419" calcext:value-type="float">
            <text:p>9.1286307054</text:p>
          </table:table-cell>
          <table:table-cell table:style-name="ce2" table:formula="of:=([.B39]+[.D39])/SUM([.B39:.E39])*100" office:value-type="float" office:value="90.8474576271187" calcext:value-type="float">
            <text:p>90.847457627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table:formula="of:=[.J39]/([.J39]+[.M39])*100" office:value-type="float" office:value="88.6792452830189" calcext:value-type="float">
            <text:p>88.679245283</text:p>
          </table:table-cell>
          <table:table-cell table:style-name="ce2" table:formula="of:=[.K39]/([.K39]+[.L39])*100" office:value-type="float" office:value="18.5950413223141" calcext:value-type="float">
            <text:p>18.5950413223</text:p>
          </table:table-cell>
          <table:table-cell table:style-name="ce2" table:formula="of:=([.J39]+[.L39])/SUM([.J39:.M39])*100" office:value-type="float" office:value="82.7118644067797" calcext:value-type="float">
            <text:p>82.7118644068</text:p>
          </table:table-cell>
          <table:table-cell table:number-columns-repeated="1007"/>
        </table:table-row>
        <table:table-row table:style-name="ro2">
          <table:table-cell table:style-name="ce4" office:value-type="float" office:value="0.25" calcext:value-type="float" table:number-columns-spanned="1" table:number-rows-spanned="3">
            <text:p>0.25</text:p>
          </table:table-cell>
          <table:table-cell table:style-name="ce2" table:number-columns-repeated="5"/>
          <table:table-cell table:style-name="ce10" table:formula="of:=AVERAGE([.G37:.G39])" office:value-type="float" office:value="88.0193106746779" calcext:value-type="float">
            <text:p>88.0193106747</text:p>
          </table:table-cell>
          <table:table-cell table:style-name="ce10" table:formula="of:=AVERAGE([.H37:.H39])" office:value-type="float" office:value="7.68003948811319" calcext:value-type="float">
            <text:p>7.6800394881</text:p>
          </table:table-cell>
          <table:table-cell table:style-name="ce10" table:formula="of:=AVERAGE([.I37:.I39])" office:value-type="float" office:value="91.4124293785311" calcext:value-type="float">
            <text:p>91.4124293785</text:p>
          </table:table-cell>
          <table:table-cell table:style-name="ce2" table:number-columns-repeated="5"/>
          <table:table-cell table:style-name="ce2" table:formula="of:=AVERAGE([.O37:.O39])" office:value-type="float" office:value="83.8911985218349" calcext:value-type="float">
            <text:p>83.8911985218</text:p>
          </table:table-cell>
          <table:table-cell table:style-name="ce2" table:formula="of:=AVERAGE([.P37:.P39])" office:value-type="float" office:value="15.7825130956452" calcext:value-type="float">
            <text:p>15.7825130956</text:p>
          </table:table-cell>
          <table:table-cell table:style-name="ce2" table:formula="of:=AVERAGE([.Q37:.Q39])" office:value-type="float" office:value="84.0677966101695" calcext:value-type="float">
            <text:p>84.067796610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2"/>
          <table:table-cell table:style-name="ce2" table:number-columns-repeated="13"/>
          <table:table-cell table:number-columns-repeated="101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" table:style-name="ta1">
        <table:table-column table:style-name="co1" table:number-columns-repeated="1024" table:default-cell-style-name="ce6"/>
        <table:table-row table:style-name="ro2">
          <table:table-cell table:style-name="ce11" office:value-type="string" calcext:value-type="string" table:number-columns-spanned="7" table:number-rows-spanned="1">
            <text:p>Centralized ROC</text:p>
          </table:table-cell>
          <table:covered-table-cell table:number-columns-repeated="6" table:style-name="ce2"/>
          <table:table-cell/>
          <table:table-cell table:style-name="ce11" office:value-type="string" calcext:value-type="string" table:number-columns-spanned="7" table:number-rows-spanned="1">
            <text:p>Equalized ROC</text:p>
          </table:table-cell>
          <table:covered-table-cell table:number-columns-repeated="6" table:style-name="ce2"/>
          <table:table-cell table:number-columns-repeated="1009"/>
        </table:table-row>
        <table:table-row table:style-name="ro2">
          <table:table-cell table:style-name="ce3" office:value-type="string" calcext:value-type="string">
            <text:p>α=0.1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PR</text:p>
          </table:table-cell>
          <table:table-cell/>
          <table:table-cell table:style-name="ce3" office:value-type="string" calcext:value-type="string">
            <text:p>α=0.1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PR</text:p>
          </table:table-cell>
          <table:table-cell table:number-columns-repeated="1009"/>
        </table:table-row>
        <table:table-row table:style-name="ro2">
          <table:table-cell table:style-name="ce4" office:value-type="float" office:value="0.01" calcext:value-type="float" table:number-columns-spanned="1" table:number-rows-spanned="3">
            <text:p>0.0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/([.B3]+[.E3])" office:value-type="float" office:value="1" calcext:value-type="float">
            <text:p>1</text:p>
          </table:table-cell>
          <table:table-cell table:style-name="ce2" table:formula="of:=[.C3]/([.C3]+[.D3])" office:value-type="float" office:value="0.0796812749003984" calcext:value-type="float">
            <text:p>0.0796812749</text:p>
          </table:table-cell>
          <table:table-cell/>
          <table:table-cell table:style-name="ce4" office:value-type="float" office:value="0.01" calcext:value-type="float" table:number-columns-spanned="1" table:number-rows-spanned="3">
            <text:p>0.01</text:p>
          </table:table-cell>
          <table:table-cell table:style-name="ce2" table:number-columns-repeated="4"/>
          <table:table-cell table:style-name="ce2" table:formula="of:=[.J3]/([.J3]+[.M3])" office:value-type="string" office:string-value="" calcext:value-type="error">
            <text:p>#DIV/0!</text:p>
          </table:table-cell>
          <table:table-cell table:style-name="ce2" table:formula="of:=[.K3]/([.K3]+[.L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4]/([.B4]+[.E4])" office:value-type="float" office:value="1" calcext:value-type="float">
            <text:p>1</text:p>
          </table:table-cell>
          <table:table-cell table:style-name="ce2" table:formula="of:=[.C4]/([.C4]+[.D4])" office:value-type="float" office:value="0.108" calcext:value-type="float">
            <text:p>0.108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4]/([.J4]+[.M4])" office:value-type="string" office:string-value="" calcext:value-type="error">
            <text:p>#DIV/0!</text:p>
          </table:table-cell>
          <table:table-cell table:style-name="ce2" table:formula="of:=[.K4]/([.K4]+[.L4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/([.B5]+[.E5])" office:value-type="float" office:value="1" calcext:value-type="float">
            <text:p>1</text:p>
          </table:table-cell>
          <table:table-cell table:style-name="ce2" table:formula="of:=[.C5]/([.C5]+[.D5])" office:value-type="float" office:value="0.109803921568627" calcext:value-type="float">
            <text:p>0.1098039216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5]/([.J5]+[.M5])" office:value-type="string" office:string-value="" calcext:value-type="error">
            <text:p>#DIV/0!</text:p>
          </table:table-cell>
          <table:table-cell table:style-name="ce2" table:formula="of:=[.K5]/([.K5]+[.L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3:.F5])" office:value-type="float" office:value="1" calcext:value-type="float">
            <text:p>1</text:p>
          </table:table-cell>
          <table:table-cell table:style-name="ce9" table:formula="of:=AVERAGE([.G3:.G5])" office:value-type="float" office:value="0.0991617321563419" calcext:value-type="float">
            <text:p>0.0991617322</text:p>
          </table:table-cell>
          <table:table-cell/>
          <table:table-cell table:style-name="ce2" table:number-columns-repeated="5"/>
          <table:table-cell table:style-name="ce9" table:formula="of:=AVERAGE([.N3:.N5])" office:value-type="string" office:string-value="" calcext:value-type="error">
            <text:p>#DIV/0!</text:p>
          </table:table-cell>
          <table:table-cell table:style-name="ce9" table:formula="of:=AVERAGE([.O3:.O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2" calcext:value-type="float" table:number-columns-spanned="1" table:number-rows-spanned="3">
            <text:p>0.0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/([.B7]+[.E7])" office:value-type="float" office:value="1" calcext:value-type="float">
            <text:p>1</text:p>
          </table:table-cell>
          <table:table-cell table:style-name="ce2" table:formula="of:=[.C7]/([.C7]+[.D7])" office:value-type="float" office:value="0.0158730158730159" calcext:value-type="float">
            <text:p>0.0158730159</text:p>
          </table:table-cell>
          <table:table-cell/>
          <table:table-cell table:style-name="ce4" office:value-type="float" office:value="0.02" calcext:value-type="float" table:number-columns-spanned="1" table:number-rows-spanned="3">
            <text:p>0.02</text:p>
          </table:table-cell>
          <table:table-cell table:style-name="ce2" table:number-columns-repeated="4"/>
          <table:table-cell table:style-name="ce2" table:formula="of:=[.J7]/([.J7]+[.M7])" office:value-type="string" office:string-value="" calcext:value-type="error">
            <text:p>#DIV/0!</text:p>
          </table:table-cell>
          <table:table-cell table:style-name="ce2" table:formula="of:=[.K7]/([.K7]+[.L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8]/([.B8]+[.E8])" office:value-type="float" office:value="1" calcext:value-type="float">
            <text:p>1</text:p>
          </table:table-cell>
          <table:table-cell table:style-name="ce2" table:formula="of:=[.C8]/([.C8]+[.D8])" office:value-type="float" office:value="0.0200803212851406" calcext:value-type="float">
            <text:p>0.0200803213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8]/([.J8]+[.M8])" office:value-type="string" office:string-value="" calcext:value-type="error">
            <text:p>#DIV/0!</text:p>
          </table:table-cell>
          <table:table-cell table:style-name="ce2" table:formula="of:=[.K8]/([.K8]+[.L8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/([.B9]+[.E9])" office:value-type="float" office:value="1" calcext:value-type="float">
            <text:p>1</text:p>
          </table:table-cell>
          <table:table-cell table:style-name="ce2" table:formula="of:=[.C9]/([.C9]+[.D9])" office:value-type="float" office:value="0.0160642570281124" calcext:value-type="float">
            <text:p>0.016064257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9]/([.J9]+[.M9])" office:value-type="string" office:string-value="" calcext:value-type="error">
            <text:p>#DIV/0!</text:p>
          </table:table-cell>
          <table:table-cell table:style-name="ce2" table:formula="of:=[.K9]/([.K9]+[.L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7:.F9])" office:value-type="float" office:value="1" calcext:value-type="float">
            <text:p>1</text:p>
          </table:table-cell>
          <table:table-cell table:style-name="ce9" table:formula="of:=AVERAGE([.G7:.G9])" office:value-type="float" office:value="0.0173391980620896" calcext:value-type="float">
            <text:p>0.0173391981</text:p>
          </table:table-cell>
          <table:table-cell/>
          <table:table-cell table:style-name="ce2" table:number-columns-repeated="5"/>
          <table:table-cell table:style-name="ce9" table:formula="of:=AVERAGE([.N7:.N9])" office:value-type="string" office:string-value="" calcext:value-type="error">
            <text:p>#DIV/0!</text:p>
          </table:table-cell>
          <table:table-cell table:style-name="ce9" table:formula="of:=AVERAGE([.O7:.O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3" calcext:value-type="float" table:number-columns-spanned="1" table:number-rows-spanned="3">
            <text:p>0.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1]/([.B11]+[.E11])" office:value-type="float" office:value="1" calcext:value-type="float">
            <text:p>1</text:p>
          </table:table-cell>
          <table:table-cell table:style-name="ce2" table:formula="of:=[.C11]/([.C11]+[.D11])" office:value-type="float" office:value="0.00772200772200772" calcext:value-type="float">
            <text:p>0.0077220077</text:p>
          </table:table-cell>
          <table:table-cell/>
          <table:table-cell table:style-name="ce4" office:value-type="float" office:value="0.03" calcext:value-type="float" table:number-columns-spanned="1" table:number-rows-spanned="3">
            <text:p>0.03</text:p>
          </table:table-cell>
          <table:table-cell table:style-name="ce2" table:number-columns-repeated="4"/>
          <table:table-cell table:style-name="ce2" table:formula="of:=[.J11]/([.J11]+[.M11])" office:value-type="string" office:string-value="" calcext:value-type="error">
            <text:p>#DIV/0!</text:p>
          </table:table-cell>
          <table:table-cell table:style-name="ce2" table:formula="of:=[.K11]/([.K11]+[.L1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2]/([.B12]+[.E12])" office:value-type="float" office:value="1" calcext:value-type="float">
            <text:p>1</text:p>
          </table:table-cell>
          <table:table-cell table:style-name="ce2" table:formula="of:=[.C12]/([.C12]+[.D12])" office:value-type="float" office:value="0.00823045267489712" calcext:value-type="float">
            <text:p>0.0082304527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2]/([.J12]+[.M12])" office:value-type="string" office:string-value="" calcext:value-type="error">
            <text:p>#DIV/0!</text:p>
          </table:table-cell>
          <table:table-cell table:style-name="ce2" table:formula="of:=[.K12]/([.K12]+[.L12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3]/([.B13]+[.E13])" office:value-type="float" office:value="1" calcext:value-type="float">
            <text:p>1</text:p>
          </table:table-cell>
          <table:table-cell table:style-name="ce2" table:formula="of:=[.C13]/([.C13]+[.D13])" office:value-type="float" office:value="0.00757575757575758" calcext:value-type="float">
            <text:p>0.0075757576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3]/([.J13]+[.M13])" office:value-type="string" office:string-value="" calcext:value-type="error">
            <text:p>#DIV/0!</text:p>
          </table:table-cell>
          <table:table-cell table:style-name="ce2" table:formula="of:=[.K13]/([.K13]+[.L1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11:.F13])" office:value-type="float" office:value="1" calcext:value-type="float">
            <text:p>1</text:p>
          </table:table-cell>
          <table:table-cell table:style-name="ce9" table:formula="of:=AVERAGE([.G11:.G13])" office:value-type="float" office:value="0.00784273932422081" calcext:value-type="float">
            <text:p>0.0078427393</text:p>
          </table:table-cell>
          <table:table-cell/>
          <table:table-cell table:style-name="ce2" table:number-columns-repeated="5"/>
          <table:table-cell table:style-name="ce9" table:formula="of:=AVERAGE([.N11:.N13])" office:value-type="string" office:string-value="" calcext:value-type="error">
            <text:p>#DIV/0!</text:p>
          </table:table-cell>
          <table:table-cell table:style-name="ce9" table:formula="of:=AVERAGE([.O11:.O1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4" calcext:value-type="float" table:number-columns-spanned="1" table:number-rows-spanned="3">
            <text:p>0.0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/([.B15]+[.E15])" office:value-type="float" office:value="0.974358974358974" calcext:value-type="float">
            <text:p>0.9743589744</text:p>
          </table:table-cell>
          <table:table-cell table:style-name="ce2" table:formula="of:=[.C15]/([.C15]+[.D15])" office:value-type="float" office:value="0.00390625" calcext:value-type="float">
            <text:p>0.00390625</text:p>
          </table:table-cell>
          <table:table-cell/>
          <table:table-cell table:style-name="ce4" office:value-type="float" office:value="0.04" calcext:value-type="float" table:number-columns-spanned="1" table:number-rows-spanned="3">
            <text:p>0.04</text:p>
          </table:table-cell>
          <table:table-cell table:style-name="ce2" table:number-columns-repeated="4"/>
          <table:table-cell table:style-name="ce2" table:formula="of:=[.J15]/([.J15]+[.M15])" office:value-type="string" office:string-value="" calcext:value-type="error">
            <text:p>#DIV/0!</text:p>
          </table:table-cell>
          <table:table-cell table:style-name="ce2" table:formula="of:=[.K15]/([.K15]+[.L1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16]/([.B16]+[.E16])" office:value-type="float" office:value="0.936170212765957" calcext:value-type="float">
            <text:p>0.9361702128</text:p>
          </table:table-cell>
          <table:table-cell table:style-name="ce2" table:formula="of:=[.C16]/([.C16]+[.D16])" office:value-type="float" office:value="0.00403225806451613" calcext:value-type="float">
            <text:p>0.0040322581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16]/([.J16]+[.M16])" office:value-type="string" office:string-value="" calcext:value-type="error">
            <text:p>#DIV/0!</text:p>
          </table:table-cell>
          <table:table-cell table:style-name="ce2" table:formula="of:=[.K16]/([.K16]+[.L1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7]/([.B17]+[.E17])" office:value-type="float" office:value="0.91304347826087" calcext:value-type="float">
            <text:p>0.9130434783</text:p>
          </table:table-cell>
          <table:table-cell table:style-name="ce2" table:formula="of:=[.C17]/([.C17]+[.D17])" office:value-type="float" office:value="0.00803212851405622" calcext:value-type="float">
            <text:p>0.0080321285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7]/([.J17]+[.M17])" office:value-type="string" office:string-value="" calcext:value-type="error">
            <text:p>#DIV/0!</text:p>
          </table:table-cell>
          <table:table-cell table:style-name="ce2" table:formula="of:=[.K17]/([.K17]+[.L1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15:.F17])" office:value-type="float" office:value="0.941190888461934" calcext:value-type="float">
            <text:p>0.9411908885</text:p>
          </table:table-cell>
          <table:table-cell table:style-name="ce9" table:formula="of:=AVERAGE([.G15:.G17])" office:value-type="float" office:value="0.00532354552619078" calcext:value-type="float">
            <text:p>0.0053235455</text:p>
          </table:table-cell>
          <table:table-cell/>
          <table:table-cell table:style-name="ce2" table:number-columns-repeated="5"/>
          <table:table-cell table:style-name="ce9" table:formula="of:=AVERAGE([.N15:.N17])" office:value-type="string" office:string-value="" calcext:value-type="error">
            <text:p>#DIV/0!</text:p>
          </table:table-cell>
          <table:table-cell table:style-name="ce9" table:formula="of:=AVERAGE([.O15:.O1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9]/([.B19]+[.E19])" office:value-type="float" office:value="0.730769230769231" calcext:value-type="float">
            <text:p>0.7307692308</text:p>
          </table:table-cell>
          <table:table-cell table:style-name="ce2" table:formula="of:=[.C19]/([.C19]+[.D19])" office:value-type="float" office:value="0.00411522633744856" calcext:value-type="float">
            <text:p>0.0041152263</text:p>
          </table:table-cell>
          <table:table-cell/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table:number-columns-repeated="4"/>
          <table:table-cell table:style-name="ce2" table:formula="of:=[.J19]/([.J19]+[.M19])" office:value-type="string" office:string-value="" calcext:value-type="error">
            <text:p>#DIV/0!</text:p>
          </table:table-cell>
          <table:table-cell table:style-name="ce2" table:formula="of:=[.K19]/([.K19]+[.L1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20]/([.B20]+[.E20])" office:value-type="float" office:value="0.739130434782609" calcext:value-type="float">
            <text:p>0.7391304348</text:p>
          </table:table-cell>
          <table:table-cell table:style-name="ce2" table:formula="of:=[.C20]/([.C20]+[.D20])" office:value-type="float" office:value="0.00401606425702811" calcext:value-type="float">
            <text:p>0.0040160643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0]/([.J20]+[.M20])" office:value-type="string" office:string-value="" calcext:value-type="error">
            <text:p>#DIV/0!</text:p>
          </table:table-cell>
          <table:table-cell table:style-name="ce2" table:formula="of:=[.K20]/([.K20]+[.L20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21]/([.B21]+[.E21])" office:value-type="float" office:value="0.8" calcext:value-type="float">
            <text:p>0.8</text:p>
          </table:table-cell>
          <table:table-cell table:style-name="ce2" table:formula="of:=[.C21]/([.C21]+[.D21])" office:value-type="float" office:value="0.00392156862745098" calcext:value-type="float">
            <text:p>0.0039215686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1]/([.J21]+[.M21])" office:value-type="string" office:string-value="" calcext:value-type="error">
            <text:p>#DIV/0!</text:p>
          </table:table-cell>
          <table:table-cell table:style-name="ce2" table:formula="of:=[.K21]/([.K21]+[.L2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19:.F21])" office:value-type="float" office:value="0.756633221850613" calcext:value-type="float">
            <text:p>0.7566332219</text:p>
          </table:table-cell>
          <table:table-cell table:style-name="ce9" table:formula="of:=AVERAGE([.G19:.G21])" office:value-type="float" office:value="0.00401761974064255" calcext:value-type="float">
            <text:p>0.0040176197</text:p>
          </table:table-cell>
          <table:table-cell/>
          <table:table-cell table:style-name="ce5"/>
          <table:table-cell table:style-name="ce2" table:number-columns-repeated="4"/>
          <table:table-cell table:style-name="ce9" table:formula="of:=AVERAGE([.N19:.N21])" office:value-type="string" office:string-value="" calcext:value-type="error">
            <text:p>#DIV/0!</text:p>
          </table:table-cell>
          <table:table-cell table:style-name="ce9" table:formula="of:=AVERAGE([.O19:.O2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6" calcext:value-type="float" table:number-columns-spanned="1" table:number-rows-spanned="3">
            <text:p>0.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23]/([.B23]+[.E23])" office:value-type="float" office:value="0.666666666666667" calcext:value-type="float">
            <text:p>0.6666666667</text:p>
          </table:table-cell>
          <table:table-cell table:style-name="ce2" table:formula="of:=[.C23]/([.C23]+[.D23])" office:value-type="float" office:value="0.00404858299595142" calcext:value-type="float">
            <text:p>0.004048583</text:p>
          </table:table-cell>
          <table:table-cell/>
          <table:table-cell table:style-name="ce4" office:value-type="float" office:value="0.06" calcext:value-type="float" table:number-columns-spanned="1" table:number-rows-spanned="3">
            <text:p>0.06</text:p>
          </table:table-cell>
          <table:table-cell table:style-name="ce2" table:number-columns-repeated="4"/>
          <table:table-cell table:style-name="ce2" table:formula="of:=[.J23]/([.J23]+[.M23])" office:value-type="string" office:string-value="" calcext:value-type="error">
            <text:p>#DIV/0!</text:p>
          </table:table-cell>
          <table:table-cell table:style-name="ce2" table:formula="of:=[.K23]/([.K23]+[.L2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24]/([.B24]+[.E24])" office:value-type="float" office:value="0.564102564102564" calcext:value-type="float">
            <text:p>0.5641025641</text:p>
          </table:table-cell>
          <table:table-cell table:style-name="ce2" table:formula="of:=[.C24]/([.C24]+[.D24])" office:value-type="float" office:value="0.00390625" calcext:value-type="float">
            <text:p>0.00390625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24]/([.J24]+[.M24])" office:value-type="string" office:string-value="" calcext:value-type="error">
            <text:p>#DIV/0!</text:p>
          </table:table-cell>
          <table:table-cell table:style-name="ce2" table:formula="of:=[.K24]/([.K24]+[.L24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25]/([.B25]+[.E25])" office:value-type="float" office:value="0.542857142857143" calcext:value-type="float">
            <text:p>0.5428571429</text:p>
          </table:table-cell>
          <table:table-cell table:style-name="ce2" table:formula="of:=[.C25]/([.C25]+[.D25])" office:value-type="float" office:value="0" calcext:value-type="float">
            <text:p>0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25]/([.J25]+[.M25])" office:value-type="string" office:string-value="" calcext:value-type="error">
            <text:p>#DIV/0!</text:p>
          </table:table-cell>
          <table:table-cell table:style-name="ce2" table:formula="of:=[.K25]/([.K25]+[.L2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23:.F25])" office:value-type="float" office:value="0.591208791208791" calcext:value-type="float">
            <text:p>0.5912087912</text:p>
          </table:table-cell>
          <table:table-cell table:style-name="ce9" table:formula="of:=AVERAGE([.G23:.G25])" office:value-type="float" office:value="0.00265161099865047" calcext:value-type="float">
            <text:p>0.002651611</text:p>
          </table:table-cell>
          <table:table-cell/>
          <table:table-cell table:style-name="ce5"/>
          <table:table-cell table:style-name="ce2" table:number-columns-repeated="4"/>
          <table:table-cell table:style-name="ce9" table:formula="of:=AVERAGE([.N23:.N25])" office:value-type="string" office:string-value="" calcext:value-type="error">
            <text:p>#DIV/0!</text:p>
          </table:table-cell>
          <table:table-cell table:style-name="ce9" table:formula="of:=AVERAGE([.O23:.O2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7" calcext:value-type="float" table:number-columns-spanned="1" table:number-rows-spanned="3">
            <text:p>0.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B27]/([.B27]+[.E27])" office:value-type="float" office:value="0.380952380952381" calcext:value-type="float">
            <text:p>0.380952381</text:p>
          </table:table-cell>
          <table:table-cell table:style-name="ce2" table:formula="of:=[.C27]/([.C27]+[.D27])" office:value-type="float" office:value="0.00395256916996047" calcext:value-type="float">
            <text:p>0.0039525692</text:p>
          </table:table-cell>
          <table:table-cell/>
          <table:table-cell table:style-name="ce4" office:value-type="float" office:value="0.07" calcext:value-type="float" table:number-columns-spanned="1" table:number-rows-spanned="3">
            <text:p>0.07</text:p>
          </table:table-cell>
          <table:table-cell table:style-name="ce2" table:number-columns-repeated="4"/>
          <table:table-cell table:style-name="ce2" table:formula="of:=[.J27]/([.J27]+[.M27])" office:value-type="string" office:string-value="" calcext:value-type="error">
            <text:p>#DIV/0!</text:p>
          </table:table-cell>
          <table:table-cell table:style-name="ce2" table:formula="of:=[.K27]/([.K27]+[.L2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B28]/([.B28]+[.E28])" office:value-type="float" office:value="0.384615384615385" calcext:value-type="float">
            <text:p>0.3846153846</text:p>
          </table:table-cell>
          <table:table-cell table:style-name="ce2" table:formula="of:=[.C28]/([.C28]+[.D28])" office:value-type="float" office:value="0.00411522633744856" calcext:value-type="float">
            <text:p>0.0041152263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8]/([.J28]+[.M28])" office:value-type="string" office:string-value="" calcext:value-type="error">
            <text:p>#DIV/0!</text:p>
          </table:table-cell>
          <table:table-cell table:style-name="ce2" table:formula="of:=[.K28]/([.K28]+[.L28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29]/([.B29]+[.E29])" office:value-type="float" office:value="0.44" calcext:value-type="float">
            <text:p>0.44</text:p>
          </table:table-cell>
          <table:table-cell table:style-name="ce2" table:formula="of:=[.C29]/([.C29]+[.D29])" office:value-type="float" office:value="0.00408163265306122" calcext:value-type="float">
            <text:p>0.0040816327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29]/([.J29]+[.M29])" office:value-type="string" office:string-value="" calcext:value-type="error">
            <text:p>#DIV/0!</text:p>
          </table:table-cell>
          <table:table-cell table:style-name="ce2" table:formula="of:=[.K29]/([.K29]+[.L2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27:.F29])" office:value-type="float" office:value="0.401855921855922" calcext:value-type="float">
            <text:p>0.4018559219</text:p>
          </table:table-cell>
          <table:table-cell table:style-name="ce9" table:formula="of:=AVERAGE([.G27:.G29])" office:value-type="float" office:value="0.00404980938682342" calcext:value-type="float">
            <text:p>0.0040498094</text:p>
          </table:table-cell>
          <table:table-cell/>
          <table:table-cell table:style-name="ce2" table:number-columns-repeated="5"/>
          <table:table-cell table:style-name="ce9" table:formula="of:=AVERAGE([.N27:.N29])" office:value-type="string" office:string-value="" calcext:value-type="error">
            <text:p>#DIV/0!</text:p>
          </table:table-cell>
          <table:table-cell table:style-name="ce9" table:formula="of:=AVERAGE([.O27:.O2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8" calcext:value-type="float" table:number-columns-spanned="1" table:number-rows-spanned="3">
            <text:p>0.0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31]/([.B31]+[.E31])" office:value-type="float" office:value="0.348837209302326" calcext:value-type="float">
            <text:p>0.3488372093</text:p>
          </table:table-cell>
          <table:table-cell table:style-name="ce2" table:formula="of:=[.C31]/([.C31]+[.D31])" office:value-type="float" office:value="0.00396825396825397" calcext:value-type="float">
            <text:p>0.003968254</text:p>
          </table:table-cell>
          <table:table-cell/>
          <table:table-cell table:style-name="ce4" office:value-type="float" office:value="0.08" calcext:value-type="float" table:number-columns-spanned="1" table:number-rows-spanned="3">
            <text:p>0.08</text:p>
          </table:table-cell>
          <table:table-cell table:style-name="ce2" table:number-columns-repeated="4"/>
          <table:table-cell table:style-name="ce2" table:formula="of:=[.J31]/([.J31]+[.M31])" office:value-type="string" office:string-value="" calcext:value-type="error">
            <text:p>#DIV/0!</text:p>
          </table:table-cell>
          <table:table-cell table:style-name="ce2" table:formula="of:=[.K31]/([.K31]+[.L3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B32]/([.B32]+[.E32])" office:value-type="float" office:value="0.333333333333333" calcext:value-type="float">
            <text:p>0.3333333333</text:p>
          </table:table-cell>
          <table:table-cell table:style-name="ce2" table:formula="of:=[.C32]/([.C32]+[.D32])" office:value-type="float" office:value="0.004" calcext:value-type="float">
            <text:p>0.004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2]/([.J32]+[.M32])" office:value-type="string" office:string-value="" calcext:value-type="error">
            <text:p>#DIV/0!</text:p>
          </table:table-cell>
          <table:table-cell table:style-name="ce2" table:formula="of:=[.K32]/([.K32]+[.L32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B33]/([.B33]+[.E33])" office:value-type="float" office:value="0.225806451612903" calcext:value-type="float">
            <text:p>0.2258064516</text:p>
          </table:table-cell>
          <table:table-cell table:style-name="ce2" table:formula="of:=[.C33]/([.C33]+[.D33])" office:value-type="float" office:value="0.00378787878787879" calcext:value-type="float">
            <text:p>0.0037878788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3]/([.J33]+[.M33])" office:value-type="string" office:string-value="" calcext:value-type="error">
            <text:p>#DIV/0!</text:p>
          </table:table-cell>
          <table:table-cell table:style-name="ce2" table:formula="of:=[.K33]/([.K33]+[.L3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31:.F33])" office:value-type="float" office:value="0.302658998082854" calcext:value-type="float">
            <text:p>0.3026589981</text:p>
          </table:table-cell>
          <table:table-cell table:style-name="ce9" table:formula="of:=AVERAGE([.G31:.G33])" office:value-type="float" office:value="0.00391871091871092" calcext:value-type="float">
            <text:p>0.0039187109</text:p>
          </table:table-cell>
          <table:table-cell/>
          <table:table-cell table:style-name="ce5"/>
          <table:table-cell table:style-name="ce2" table:number-columns-repeated="4"/>
          <table:table-cell table:style-name="ce9" table:formula="of:=AVERAGE([.N31:.N33])" office:value-type="string" office:string-value="" calcext:value-type="error">
            <text:p>#DIV/0!</text:p>
          </table:table-cell>
          <table:table-cell table:style-name="ce9" table:formula="of:=AVERAGE([.O31:.O3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9" calcext:value-type="float" table:number-columns-spanned="1" table:number-rows-spanned="3">
            <text:p>0.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B35]/([.B35]+[.E35])" office:value-type="float" office:value="0.325" calcext:value-type="float">
            <text:p>0.325</text:p>
          </table:table-cell>
          <table:table-cell table:style-name="ce2" table:formula="of:=[.C35]/([.C35]+[.D35])" office:value-type="float" office:value="0.00392156862745098" calcext:value-type="float">
            <text:p>0.0039215686</text:p>
          </table:table-cell>
          <table:table-cell/>
          <table:table-cell table:style-name="ce4" office:value-type="float" office:value="0.09" calcext:value-type="float" table:number-columns-spanned="1" table:number-rows-spanned="3">
            <text:p>0.09</text:p>
          </table:table-cell>
          <table:table-cell table:style-name="ce2" table:number-columns-repeated="4"/>
          <table:table-cell table:style-name="ce2" table:formula="of:=[.J35]/([.J35]+[.M35])" office:value-type="string" office:string-value="" calcext:value-type="error">
            <text:p>#DIV/0!</text:p>
          </table:table-cell>
          <table:table-cell table:style-name="ce2" table:formula="of:=[.K35]/([.K35]+[.L3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B36]/([.B36]+[.E36])" office:value-type="float" office:value="0.339622641509434" calcext:value-type="float">
            <text:p>0.3396226415</text:p>
          </table:table-cell>
          <table:table-cell table:style-name="ce2" table:formula="of:=[.C36]/([.C36]+[.D36])" office:value-type="float" office:value="0.00413223140495868" calcext:value-type="float">
            <text:p>0.0041322314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6]/([.J36]+[.M36])" office:value-type="string" office:string-value="" calcext:value-type="error">
            <text:p>#DIV/0!</text:p>
          </table:table-cell>
          <table:table-cell table:style-name="ce2" table:formula="of:=[.K36]/([.K36]+[.L3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B37]/([.B37]+[.E37])" office:value-type="float" office:value="0.313725490196078" calcext:value-type="float">
            <text:p>0.3137254902</text:p>
          </table:table-cell>
          <table:table-cell table:style-name="ce2" table:formula="of:=[.C37]/([.C37]+[.D37])" office:value-type="float" office:value="0.00409836065573771" calcext:value-type="float">
            <text:p>0.0040983607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37]/([.J37]+[.M37])" office:value-type="string" office:string-value="" calcext:value-type="error">
            <text:p>#DIV/0!</text:p>
          </table:table-cell>
          <table:table-cell table:style-name="ce2" table:formula="of:=[.K37]/([.K37]+[.L3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2" table:number-columns-repeated="4"/>
          <table:table-cell table:style-name="ce9" table:formula="of:=AVERAGE([.F35:.F37])" office:value-type="float" office:value="0.326116043901837" calcext:value-type="float">
            <text:p>0.3261160439</text:p>
          </table:table-cell>
          <table:table-cell table:style-name="ce9" table:formula="of:=AVERAGE([.G35:.G37])" office:value-type="float" office:value="0.00405072022938245" calcext:value-type="float">
            <text:p>0.0040507202</text:p>
          </table:table-cell>
          <table:table-cell/>
          <table:table-cell table:style-name="ce5"/>
          <table:table-cell table:style-name="ce2" table:number-columns-repeated="4"/>
          <table:table-cell table:style-name="ce9" table:formula="of:=AVERAGE([.N35:.N37])" office:value-type="string" office:string-value="" calcext:value-type="error">
            <text:p>#DIV/0!</text:p>
          </table:table-cell>
          <table:table-cell table:style-name="ce9" table:formula="of:=AVERAGE([.O35:.O3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39]/([.B39]+[.E39])" office:value-type="float" office:value="0.0697674418604651" calcext:value-type="float">
            <text:p>0.0697674419</text:p>
          </table:table-cell>
          <table:table-cell table:style-name="ce2" table:formula="of:=[.C39]/([.C39]+[.D39])" office:value-type="float" office:value="0" calcext:value-type="float">
            <text:p>0</text:p>
          </table:table-cell>
          <table:table-cell/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table:number-columns-repeated="4"/>
          <table:table-cell table:style-name="ce2" table:formula="of:=[.J39]/([.J39]+[.M39])" office:value-type="string" office:string-value="" calcext:value-type="error">
            <text:p>#DIV/0!</text:p>
          </table:table-cell>
          <table:table-cell table:style-name="ce2" table:formula="of:=[.K39]/([.K39]+[.L3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B40]/([.B40]+[.E40])" office:value-type="float" office:value="0.125" calcext:value-type="float">
            <text:p>0.125</text:p>
          </table:table-cell>
          <table:table-cell table:style-name="ce2" table:formula="of:=[.C40]/([.C40]+[.D40])" office:value-type="float" office:value="0.00404858299595142" calcext:value-type="float">
            <text:p>0.004048583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40]/([.J40]+[.M40])" office:value-type="string" office:string-value="" calcext:value-type="error">
            <text:p>#DIV/0!</text:p>
          </table:table-cell>
          <table:table-cell table:style-name="ce2" table:formula="of:=[.K40]/([.K40]+[.L40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41]/([.B41]+[.E41])" office:value-type="float" office:value="0.0697674418604651" calcext:value-type="float">
            <text:p>0.0697674419</text:p>
          </table:table-cell>
          <table:table-cell table:style-name="ce2" table:formula="of:=[.C41]/([.C41]+[.D41])" office:value-type="float" office:value="0.00396825396825397" calcext:value-type="float">
            <text:p>0.003968254</text:p>
          </table:table-cell>
          <table:table-cell/>
          <table:covered-table-cell table:style-name="ce5"/>
          <table:table-cell table:style-name="ce2" table:number-columns-repeated="4"/>
          <table:table-cell table:style-name="ce2" table:formula="of:=[.J41]/([.J41]+[.M41])" office:value-type="string" office:string-value="" calcext:value-type="error">
            <text:p>#DIV/0!</text:p>
          </table:table-cell>
          <table:table-cell table:style-name="ce2" table:formula="of:=[.K41]/([.K41]+[.L4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39:.F41])" office:value-type="float" office:value="0.0881782945736434" calcext:value-type="float">
            <text:p>0.0881782946</text:p>
          </table:table-cell>
          <table:table-cell table:style-name="ce9" table:formula="of:=AVERAGE([.G39:.G41])" office:value-type="float" office:value="0.00267227898806846" calcext:value-type="float">
            <text:p>0.002672279</text:p>
          </table:table-cell>
          <table:table-cell/>
          <table:table-cell table:style-name="ce2" table:number-columns-repeated="5"/>
          <table:table-cell table:style-name="ce9" table:formula="of:=AVERAGE([.N39:.N41])" office:value-type="string" office:string-value="" calcext:value-type="error">
            <text:p>#DIV/0!</text:p>
          </table:table-cell>
          <table:table-cell table:style-name="ce9" table:formula="of:=AVERAGE([.O39:.O4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9:12:08.565748258</meta:creation-date>
    <dc:date>2017-09-07T15:04:00.945381715</dc:date>
    <meta:editing-duration>PT19H40M24S</meta:editing-duration>
    <meta:editing-cycles>55</meta:editing-cycles>
    <meta:generator>LibreOffice/5.1.6.2$Linux_X86_64 LibreOffice_project/10m0$Build-2</meta:generator>
    <meta:document-statistic meta:table-count="2" meta:cell-count="691" meta:object-count="0"/>
  </office:meta>
</office:document-meta>
</file>